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DataSourceJobStore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DataSourceJobStore.closeConnection( Connection c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DataSourceJobStore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DataSourceJobStore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DataSourceJobStore.initialize( ClassLoadHelper loadHelper , SchedulerSignaler signa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55">
            <text:p text:style-name="Table_20_Contents">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